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34ef" officeooo:paragraph-rsid="000634ef"/>
    </style:style>
    <style:style style:name="P2" style:family="paragraph" style:parent-style-name="Standard">
      <style:text-properties officeooo:rsid="000634ef" officeooo:paragraph-rsid="000b5733"/>
    </style:style>
    <style:style style:name="P3" style:family="paragraph" style:parent-style-name="Standard">
      <style:text-properties officeooo:rsid="000634ef" officeooo:paragraph-rsid="000e44ec"/>
    </style:style>
    <style:style style:name="P4" style:family="paragraph" style:parent-style-name="Standard">
      <style:text-properties officeooo:rsid="000b5733" officeooo:paragraph-rsid="000b5733"/>
    </style:style>
    <style:style style:name="P5" style:family="paragraph" style:parent-style-name="Standard">
      <style:text-properties officeooo:rsid="000d7276" officeooo:paragraph-rsid="000d7276"/>
    </style:style>
    <style:style style:name="P6" style:family="paragraph" style:parent-style-name="Standard">
      <style:text-properties officeooo:rsid="000d7276" officeooo:paragraph-rsid="000e44ec"/>
    </style:style>
    <style:style style:name="P7" style:family="paragraph" style:parent-style-name="Standard">
      <style:text-properties officeooo:rsid="0008efcc" officeooo:paragraph-rsid="0008efcc"/>
    </style:style>
    <style:style style:name="P8" style:family="paragraph" style:parent-style-name="Standard">
      <style:text-properties officeooo:rsid="000e44ec" officeooo:paragraph-rsid="000e44ec"/>
    </style:style>
    <style:style style:name="P9" style:family="paragraph" style:parent-style-name="Standard">
      <style:text-properties officeooo:rsid="000e44ec" officeooo:paragraph-rsid="000fba83"/>
    </style:style>
    <style:style style:name="P10" style:family="paragraph" style:parent-style-name="Standard">
      <style:text-properties officeooo:rsid="000fba83" officeooo:paragraph-rsid="000fba83"/>
    </style:style>
    <style:style style:name="P11" style:family="paragraph" style:parent-style-name="Standard">
      <style:text-properties officeooo:rsid="000e44ec" officeooo:paragraph-rsid="000634ef"/>
    </style:style>
    <style:style style:name="P12" style:family="paragraph" style:parent-style-name="Standard">
      <style:text-properties officeooo:rsid="000634ef" officeooo:paragraph-rsid="000634ef"/>
    </style:style>
    <style:style style:name="P13" style:family="paragraph" style:parent-style-name="Standard">
      <style:text-properties officeooo:rsid="0010e90f" officeooo:paragraph-rsid="0010e90f"/>
    </style:style>
    <style:style style:name="T1" style:family="text">
      <style:text-properties officeooo:rsid="0007a344"/>
    </style:style>
    <style:style style:name="T2" style:family="text">
      <style:text-properties officeooo:rsid="000b5733"/>
    </style:style>
    <style:style style:name="T3" style:family="text">
      <style:text-properties officeooo:rsid="000bb6a1"/>
    </style:style>
    <style:style style:name="T4" style:family="text">
      <style:text-properties officeooo:rsid="000d7276"/>
    </style:style>
    <style:style style:name="T5" style:family="text">
      <style:text-properties style:text-position="super 58%"/>
    </style:style>
    <style:style style:name="T6" style:family="text">
      <style:text-properties officeooo:rsid="000e44ec"/>
    </style:style>
    <style:style style:name="T7" style:family="text">
      <style:text-properties officeooo:rsid="000fba83"/>
    </style:style>
    <style:style style:name="T8" style:family="text">
      <style:text-properties officeooo:rsid="000fe1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and User Manual for the Artist Portfolio Management Program</text:p>
      <text:p text:style-name="P1"/>
      <text:p text:style-name="P1">ver. <text:s/>alpha1 13 Jan 2020 – Chris Rehm </text:p>
      <text:p text:style-name="P8">ver. <text:s/>Alpha1.1 17 Jan 2020 – Chris Rehm</text:p>
      <text:p text:style-name="P1"/>
      <text:p text:style-name="P1">1. Purpose:</text:p>
      <text:p text:style-name="P1"/>
      <text:p text:style-name="P1"><text:tab/><text:span text:style-name="T1">This program is used to manage data for a portfolio of works by an artist. It can store descriptions, work names date and place created, <text:s/>which galleries display the work, prices etc, as well as create <text:s/>CSV files ( that can be imported to excel or LibreOffice spreadsheet documents) and PDF’s ( coming shortly, by 20 Jan 2020) of each individual work, for catalogs and information sheets for handout at shows fairs , to interested galleries etc.</text:span></text:p>
      <text:p text:style-name="P1"/>
      <text:p text:style-name="P2"><text:s/><text:tab/><text:span text:style-name="T1">Inspiration: <text:s/>I started developing this program when I realized that with 60 paintings in my portfolio, and various photos, and written documents I needed a better management system for <text:s/>this data. </text:span></text:p>
      <text:p text:style-name="P1"/>
      <text:p text:style-name="P1">2. Installation:</text:p>
      <text:p text:style-name="P1"/>
      <text:p text:style-name="P1"><text:tab/><text:span text:style-name="T1">This program is written in Python 3.5 and requires wxPython 4.0 ( or higher) <text:s/>widgets to function. It should install on all Debian systems, and most likely red hat, and mac systems. It uses a lot of system commands to function and needs a separate version to run on windows. Contact me if you are interested in working on this.</text:span></text:p>
      <text:p text:style-name="P1"/>
      <text:p text:style-name="P7"><text:s text:c="7"/>Basically you <text:span text:style-name="T2">install</text:span> wxPython with pip3. <text:s/>Python3.x should come with your system.</text:p>
      <text:p text:style-name="P7"/>
      <text:p text:style-name="P5">You can change the subdirectories under each painting by changing the list in the artmanagmentcfg.py file on the 1<text:span text:style-name="T5">rd</text:span> <text:s/>line. You'll see a list of 9 names there, you can enter your own names and the program will then create the files you wish to have created. Every painting needs an info folder so dont change that one. The others you can set up as you wish. </text:p>
      <text:p text:style-name="P5"/>
      <text:p text:style-name="P5">You can also change the gallery names on the second line. There you will find a list of 5 gallery names you can set these as you like. Make sure the all such names are in quotation marks, for both lists. </text:p>
      <text:p text:style-name="P5"/>
      <text:p text:style-name="P5">There are two other variables here you need to set they look like this:</text:p>
      <text:p text:style-name="P5"/>
      <text:p text:style-name="P5">basicPathDir = "/home/christopher/Pictures/myPaintings"</text:p>
      <text:p text:style-name="P5">workingDir = '/home/christopher/Pictures/myPaintings/finishedWorks-forSale7:30-09-09-19'</text:p>
      <text:p text:style-name="P5"/>
      <text:p text:style-name="P5"><text:span text:style-name="T6">T</text:span>he working directory is the top folder in your portfolio system. The basic path dir is the folder above that , you can change these names to what you need in your system. </text:p>
      <text:p text:style-name="P1"/>
      <text:p text:style-name="P1">3. <text:s/>Set Up:</text:p>
      <text:p text:style-name="P1"/>
      <text:p text:style-name="P1"><text:tab/><text:span text:style-name="T4">Open the program, and use the load directory button to select a directory you have previously created on your op system where you wish to store pictures. </text:span></text:p>
      <text:p text:style-name="P1"/>
      <text:p text:style-name="P1"><text:tab/><text:span text:style-name="T2">Then use the create new subcategory menu item to create as many categories of artworks as you wish.</text:span></text:p>
      <text:p text:style-name="P1"/>
      <text:p text:style-name="P4"><text:soft-page-break/><text:tab/>Then you can use the new painting menu item to add each individual work. You <text:s/>do not have to fill in all the data at when created, you can add information later if you wish. </text:p>
      <text:p text:style-name="P4"/>
      <text:p text:style-name="P4">The rest is pretty self explanatory. Use the scroll buttons at the top to scroll thru <text:span text:style-name="T3">categories</text:span> and works of art. Use the make pdf button to produce pdf files of the info about individual works of art. </text:p>
      <text:p text:style-name="P1"/>
      <text:p text:style-name="P1">4: Menu Tasks:</text:p>
      <text:p text:style-name="P1"/>
      <text:p text:style-name="P8">Load Dir loads a different or new painting directory into the system. If the two directory entries in the artmanagementcfg.py file are not set you need to use this to load <text:s/>your directory of paintings each time you use the program.</text:p>
      <text:p text:style-name="P8"/>
      <text:p text:style-name="P8">Close Dir closes the directory in use.</text:p>
      <text:p text:style-name="P8"/>
      <text:p text:style-name="P8">Normal actions:</text:p>
      <text:p text:style-name="P8"/>
      <text:p text:style-name="P8">New Painting creates a new painting in the system.</text:p>
      <text:p text:style-name="P8"/>
      <text:p text:style-name="P8">New Category creates a new category folder in your system</text:p>
      <text:p text:style-name="P8"/>
      <text:p text:style-name="P9">One time actions:</text:p>
      <text:p text:style-name="P9"><text:tab/><text:span text:style-name="T7">These</text:span> are things that you normally dont use every time you use the system.</text:p>
      <text:p text:style-name="P9"/>
      <text:p text:style-name="P10">List all Paintings: makes a list of all paintings in a csv file and places it in the master info folder ( category level)</text:p>
      <text:p text:style-name="P10"/>
      <text:p text:style-name="P10">Make all Sub-folders: <text:span text:style-name="T8">Creates all sub-folders in a painting folder. This is not normally ever needed, only if you create a painting folder using the terminal and need to add the sub-folders. </text:span></text:p>
      <text:p text:style-name="P10"/>
      <text:p text:style-name="P10">Move fotos to Sub-folders: <text:s/>Takes all the fotos (CR2 and JPG) from a raw camera dump into a painting folder and moves th fotos down to the correct folders</text:p>
      <text:p text:style-name="P10"/>
      <text:p text:style-name="P10">Collate all info sheets: collates all the pdfs from painting/info folders into one folder in the main info folder.</text:p>
      <text:p text:style-name="P10"/>
      <text:p text:style-name="P10">Rename all Fotos: Does nothing at this time. </text:p>
      <text:p text:style-name="P1"><text:tab/></text:p>
      <text:p text:style-name="P1">5: Screen Tasks:</text:p>
      <text:p text:style-name="P1"/>
      <text:p text:style-name="P3"><text:s text:c="4"/><text:span text:style-name="T6">At the top of the screen you have previous and next buttons for the paintings in a category and the categories themselves. You can scroll thru everything from here.</text:span></text:p>
      <text:p text:style-name="P3"/>
      <text:p text:style-name="P6">On the left side you see all the data that is saved in .json files for each painting. You can fill out these as you wish. At the present time you have to select what ever is in there and over type it if you already have something in one of these boxes and want to replace it. Im working on fixing that.</text:p>
      <text:p text:style-name="P6"/>
      <text:p text:style-name="P6">All values entered are saved as strings of characters, none are saved as dates or numbers. </text:p>
      <text:p text:style-name="P6">On the right side you have the picture to the data and 5 other buttons. LR browse is used to load a low resolution picture to the database, and display it. HR browse is used to load a high resolution picture ( the program does not display it).</text:p>
      <text:p text:style-name="P6">The save painting button saves data after you have entered it. If you do not push this nothing will be saved. </text:p>
      <text:p text:style-name="P6"><text:soft-page-break/></text:p>
      <text:p text:style-name="P6">The print button prints the pdf sheets of data on each painting.</text:p>
      <text:p text:style-name="P6">Finally the exit button exits the program. </text:p>
      <text:p text:style-name="P3"/>
      <text:p text:style-name="P1"><text:tab/></text:p>
      <text:p text:style-name="P1">6. Planned Future Features:</text:p>
      <text:p text:style-name="P1"/>
      <text:p text:style-name="P11">1. A system where you can upload data by a button push to major art sites, i.e. deviant art, saatchi, society 6 etc.</text:p>
      <text:p text:style-name="P8">2. Possibly some kind of in program photo editor</text:p>
      <text:p text:style-name="P1"/>
      <text:p text:style-name="P1">7. Bug Reporting:</text:p>
      <text:p text:style-name="P1"/>
      <text:p text:style-name="P1"><text:s text:c="7"/><text:span text:style-name="T2">Please report bugs, problems and suggestions to the following email address:</text:span></text:p>
      <text:p text:style-name="P1"/>
      <text:p text:style-name="P1"><text:s text:c="7"/><text:span text:style-name="T6">You can address the emails to chris </text:span></text:p>
      <text:p text:style-name="P1"/>
      <text:p text:style-name="P1"><text:tab/><text:a xlink:type="simple" xlink:href="mailto:jfs@tandkcybernetics.christopherrehm.de" text:style-name="Internet_20_link" text:visited-style-name="Visited_20_Internet_20_Link"><text:span text:style-name="T2">jfs@tandkcybernetics.christopherrehm.de</text:span></text:a></text:p>
      <text:p text:style-name="P1"/>
      <text:p text:style-name="P13">If you use this program and like it please make a small donation to my paypal account, so I can spend more time working on this and other bits of software. Thanks :)</text:p>
      <text:p text:style-name="P13"/>
      <text:p text:style-name="P13"><text:a xlink:type="simple" xlink:href="mailto:christopherrehm@web.de" text:style-name="Internet_20_link" text:visited-style-name="Visited_20_Internet_20_Link">christopherrehm@web.de</text:a></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Rehm</meta:initial-creator>
    <meta:creation-date>2020-01-13T13:58:36.049691718</meta:creation-date>
    <dc:date>2020-01-18T18:22:51.005755725</dc:date>
    <dc:creator>Christopher Rehm</dc:creator>
    <meta:editing-duration>PT23M20S</meta:editing-duration>
    <meta:editing-cycles>8</meta:editing-cycles>
    <meta:generator>LibreOffice/6.2.8.2$Linux_X86_64 LibreOffice_project/20$Build-2</meta:generator>
    <meta:document-statistic meta:table-count="0" meta:image-count="0" meta:object-count="0" meta:page-count="3" meta:paragraph-count="52" meta:word-count="982" meta:character-count="5554" meta:non-whitespace-character-count="4557"/>
  </office:meta>
</office:document-meta>
</file>